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59fb" officeooo:paragraph-rsid="002f2b70"/>
    </style:style>
    <style:style style:name="P2" style:family="paragraph" style:parent-style-name="Text_20_body">
      <style:text-properties officeooo:rsid="000f59fb" officeooo:paragraph-rsid="0031247d"/>
    </style:style>
    <style:style style:name="P3" style:family="paragraph" style:parent-style-name="Text_20_body">
      <style:text-properties officeooo:paragraph-rsid="002f2b70"/>
    </style:style>
    <style:style style:name="P4" style:family="paragraph" style:parent-style-name="Text_20_body">
      <style:text-properties officeooo:rsid="00320606" officeooo:paragraph-rsid="00320606"/>
    </style:style>
    <style:style style:name="P5" style:family="paragraph" style:parent-style-name="Heading_20_3">
      <style:text-properties officeooo:paragraph-rsid="002f2b70"/>
    </style:style>
    <style:style style:name="P6" style:family="paragraph" style:parent-style-name="Heading_20_2">
      <style:text-properties officeooo:paragraph-rsid="002f2b70"/>
    </style:style>
    <style:style style:name="P7" style:family="paragraph" style:parent-style-name="Heading_20_1" style:master-page-name="Right_20_Page">
      <style:paragraph-properties style:page-number="auto"/>
      <style:text-properties officeooo:rsid="000f59fb" officeooo:paragraph-rsid="002f2b70"/>
    </style:style>
    <style:style style:name="P8" style:family="paragraph" style:parent-style-name="Text_20_body">
      <style:text-properties officeooo:rsid="000f59fb" officeooo:paragraph-rsid="0031247d"/>
    </style:style>
    <style:style style:name="P9" style:family="paragraph" style:parent-style-name="Text_20_body">
      <style:text-properties officeooo:rsid="000f59fb" officeooo:paragraph-rsid="002f2b70"/>
    </style:style>
    <style:style style:name="P10" style:family="paragraph" style:parent-style-name="Text_20_body">
      <style:text-properties officeooo:rsid="000f59fb" officeooo:paragraph-rsid="00329551"/>
    </style:style>
    <style:style style:name="P11" style:family="paragraph" style:parent-style-name="Text_20_body">
      <style:text-properties officeooo:rsid="000f59fb" officeooo:paragraph-rsid="0033ad10"/>
    </style:style>
    <style:style style:name="P12" style:family="paragraph" style:parent-style-name="Text_20_body">
      <style:text-properties officeooo:rsid="000f59fb" officeooo:paragraph-rsid="00357698"/>
    </style:style>
    <style:style style:name="P13" style:family="paragraph" style:parent-style-name="Text_20_body">
      <style:text-properties fo:font-style="italic" officeooo:rsid="0034e0f0" officeooo:paragraph-rsid="0034e0f0" style:font-style-asian="italic" style:font-style-complex="italic"/>
    </style:style>
    <style:style style:name="P14" style:family="paragraph" style:parent-style-name="Heading_20_3">
      <style:text-properties officeooo:paragraph-rsid="00329551"/>
    </style:style>
    <style:style style:name="T1" style:family="text">
      <style:text-properties officeooo:rsid="000f59fb"/>
    </style:style>
    <style:style style:name="T2" style:family="text">
      <style:text-properties officeooo:rsid="0031247d"/>
    </style:style>
    <style:style style:name="T3" style:family="text">
      <style:text-properties officeooo:rsid="00329551"/>
    </style:style>
    <style:style style:name="T4" style:family="text">
      <style:text-properties officeooo:rsid="0033ad10"/>
    </style:style>
    <style:style style:name="T5" style:family="text">
      <style:text-properties officeooo:rsid="00357698"/>
    </style:style>
    <style:style style:name="T6" style:family="text">
      <style:text-properties officeooo:rsid="0036a1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ive Days in May</text:h>
      <text:p text:style-name="P6">(<text:span text:style-name="T1">Blue Rodeo</text:span>)</text:p>
      <text:p text:style-name="P4">Capo 3</text:p>
      <text:p text:style-name="P5">[INTRO]</text:p>
      <text:p text:style-name="P1">Em <text:s/>D <text:s/>Am <text:s/>C</text:p>
      <text:p text:style-name="P5">[VERSE 1]</text:p>
      <text:p text:style-name="P3">Em</text:p>
      <text:p text:style-name="P1">They met in a hurricane</text:p>
      <text:p text:style-name="P1">D</text:p>
      <text:p text:style-name="P1">Standing in the shelter out of the rain</text:p>
      <text:p text:style-name="P1">Am <text:s text:c="24"/>C</text:p>
      <text:p text:style-name="P1">She tucked a note into his hand</text:p>
      <text:p text:style-name="P1">Em</text:p>
      <text:p text:style-name="P1">Later on they took his car</text:p>
      <text:p text:style-name="P1">D</text:p>
      <text:p text:style-name="P1">Drove on down where the beaches are</text:p>
      <text:p text:style-name="P1">Am <text:s text:c="22"/>C</text:p>
      <text:p text:style-name="P1">He wrote her name in the sand</text:p>
      <text:p text:style-name="P1">G <text:s text:c="9"/>F <text:s text:c="12"/>C <text:s text:c="3"/>D</text:p>
      <text:p text:style-name="P1">Never even let go of her hand</text:p>
      <text:p text:style-name="P5">[VERSE 2]</text:p>
      <text:p text:style-name="P1">Em</text:p>
      <text:p text:style-name="P1">Somehow they stayed that way</text:p>
      <text:p text:style-name="P1">D</text:p>
      <text:p text:style-name="P1">For those 5 days in May</text:p>
      <text:p text:style-name="P1">Am <text:s text:c="28"/>C</text:p>
      <text:p text:style-name="P1">Made all the stars around them shine</text:p>
      <text:p text:style-name="P1">Em</text:p>
      <text:p text:style-name="P1">Funny how you can look in vain</text:p>
      <text:p text:style-name="P1">D</text:p>
      <text:p text:style-name="P1">Living on nerves and such sweet pain</text:p>
      <text:p text:style-name="P1">Am <text:s text:c="25"/>C</text:p>
      <text:p text:style-name="P1">The loneliness that cuts so fine</text:p>
      <text:p text:style-name="P1">G <text:s text:c="22"/>F <text:s text:c="14"/>C <text:s text:c="4"/>D</text:p>
      <text:p text:style-name="P1">To find the face you've seen a thousand times</text:p>
      <text:p text:style-name="P5"><text:soft-page-break/>[CHORUS]</text:p>
      <text:p text:style-name="P1">C</text:p>
      <text:p text:style-name="P1">Sometimes the world begins</text:p>
      <text:p text:style-name="P1">C</text:p>
      <text:p text:style-name="P1">To set you up on your feet again</text:p>
      <text:p text:style-name="P1"><text:span text:style-name="T2"><text:s text:c="9"/>B</text:span>m <text:s text:c="26"/>D</text:p>
      <text:p text:style-name="P1"><text:span text:style-name="T4">You Know i</text:span>t wipes the tears from your eyes</text:p>
      <text:p text:style-name="P1">C</text:p>
      <text:p text:style-name="P1">How will you ever know</text:p>
      <text:p text:style-name="P1">C</text:p>
      <text:p text:style-name="P1">The way that circumstances go</text:p>
      <text:p text:style-name="P1"><text:span text:style-name="T2">B</text:span>m <text:s text:c="27"/>D</text:p>
      <text:p text:style-name="P1">Always going to hit you by surprise</text:p>
      <text:p text:style-name="P13">(Single Strum on each chord)</text:p>
      <text:p text:style-name="P2"><text:s text:c="2"/>Am <text:s text:c="11"/>G</text:p>
      <text:p text:style-name="P2">I know my past, <text:span text:style-name="T2">y</text:span>ou were there</text:p>
      <text:p text:style-name="P2"><text:s text:c="3"/>C <text:s text:c="14"/>Em<text:span text:style-name="T2">7</text:span> <text:s text:c="14"/><text:span text:style-name="T2">Em</text:span></text:p>
      <text:p text:style-name="P2">In everything I've done, You are the one</text:p>
      <text:p text:style-name="P14">[<text:span text:style-name="T3">INSTRUMENTAL</text:span>]</text:p>
      <text:p text:style-name="P10">Em <text:s/>D <text:s/>Am <text:s/>C</text:p>
      <text:p text:style-name="P12">Em <text:s/>D <text:s/>Am <text:s/>C</text:p>
      <text:p text:style-name="P5">[<text:span text:style-name="T1">VERSE 3</text:span>]</text:p>
      <text:p text:style-name="P1">Em</text:p>
      <text:p text:style-name="P1">Looking back it's hard to tell</text:p>
      <text:p text:style-name="P1">D</text:p>
      <text:p text:style-name="P1">Why they stood while others fell</text:p>
      <text:p text:style-name="P1">Am <text:s text:c="24"/>C</text:p>
      <text:p text:style-name="P1">Spend your life working it out</text:p>
      <text:p text:style-name="P1">Em</text:p>
      <text:p text:style-name="P1">All I know is one cloudy day</text:p>
      <text:p text:style-name="P1">D</text:p>
      <text:p text:style-name="P1">They both just ran away</text:p>
      <text:p text:style-name="P1">Am <text:s text:c="28"/>C</text:p>
      <text:p text:style-name="P1">Rain on the windshield heading South</text:p>
      <text:p text:style-name="P1"><text:s text:c="4"/>G <text:s text:c="12"/>F <text:s text:c="15"/>C <text:s text:c="4"/>D</text:p>
      <text:p text:style-name="P1"><text:span text:style-name="T6">Oh, s</text:span>he loved the lines around his mouth</text:p>
      <text:p text:style-name="P5"><text:soft-page-break/>[CHORUS]</text:p>
      <text:p text:style-name="P2">C</text:p>
      <text:p text:style-name="P2">Sometimes the world begins</text:p>
      <text:p text:style-name="P2">C</text:p>
      <text:p text:style-name="P2">To set you up on your feet again</text:p>
      <text:p text:style-name="P11"><text:span text:style-name="T2"><text:s text:c="9"/>B</text:span>m <text:s text:c="26"/>D</text:p>
      <text:p text:style-name="P11"><text:span text:style-name="T4">You Know i</text:span>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<text:span text:style-name="T2">B</text:span>m <text:s text:c="27"/>D</text:p>
      <text:p text:style-name="P2">Always going to hit you by surprise</text:p>
      <text:p text:style-name="P13">(Single Strum on each chord)</text:p>
      <text:p text:style-name="P2"><text:s text:c="2"/>Am <text:s text:c="11"/>G</text:p>
      <text:p text:style-name="P2">I know my past, <text:span text:style-name="T2">y</text:span>ou were there</text:p>
      <text:p text:style-name="P2"><text:s text:c="3"/>C <text:s text:c="14"/>Em<text:span text:style-name="T2">7</text:span> <text:s text:c="14"/><text:span text:style-name="T2">Em</text:span></text:p>
      <text:p text:style-name="P2">In everything I've done, You are the one</text:p>
      <text:p text:style-name="P14">[<text:span text:style-name="T3">OUTRO</text:span>]</text:p>
      <text:p text:style-name="P10">Em <text:s/>D <text:s/>Am <text:s/>C <text:s/><text:span text:style-name="T4">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5M30S</meta:editing-duration>
    <meta:editing-cycles>39</meta:editing-cycles>
    <meta:generator>LibreOffice/5.2.7.2$Linux_X86_64 LibreOffice_project/20m0$Build-2</meta:generator>
    <dc:title>Lyrics + Chords</dc:title>
    <dc:date>2018-05-10T20:05:00.462881700</dc:date>
    <meta:print-date>2018-05-10T18:50:22.995318143</meta:print-date>
    <meta:document-statistic meta:table-count="0" meta:image-count="0" meta:object-count="0" meta:page-count="3" meta:paragraph-count="91" meta:word-count="352" meta:character-count="1959" meta:non-whitespace-character-count="122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